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text:soft-page-break/></text:p>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text:p>
      <text:p text:style-name="P1"/>
      <text:p text:style-name="P4">Procedures in the language of nom</text:p>
      <text:p text:style-name="P1">To implement the procedures in the nom language used directives (.jump), (.point), (.goback) the first two allow you to make the transition to the procedure itself, and the third allows you to leave the procedure and return to the place of its call. The procedure can be placed below the code that calls it or above. It is not recommended to place one procedure inside another.</text:p>
      <text:p text:style-name="P1"/>
      <text:p text:style-name="P4">Comments about the use of language nom</text:p>
      <text:p text:style-name="P1"/>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23T07:38:25.288000000</dc:date>
    <meta:editing-duration>PT15M33S</meta:editing-duration>
    <meta:editing-cycles>9</meta:editing-cycles>
    <meta:generator>LibreOffice/6.1.4.2$Windows_x86 LibreOffice_project/9d0f32d1f0b509096fd65e0d4bec26ddd1938fd3</meta:generator>
    <meta:document-statistic meta:table-count="0" meta:image-count="0" meta:object-count="0" meta:page-count="3" meta:paragraph-count="74" meta:word-count="1097" meta:character-count="6319" meta:non-whitespace-character-count="5221"/>
  </office:meta>
</office:document-meta>
</file>